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August 16, 2021 (02:58:1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6T18:58:29Z</meta:creation-date>
    <dc:date>2021-08-16T18:58:29Z</dc:date>
    <meta:user-defined meta:name="date" meta:value-type="string">August  16, 2021 (02:58:1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